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svg:stroke-width="0.3cm" svg:stroke-color="#666666" draw:marker-start-width="0.65cm" draw:marker-end-width="0.65cm" draw:fill="none" draw:textarea-horizontal-align="justify" draw:textarea-vertical-align="middle" draw:auto-grow-height="false" fo:min-height="21.5cm" fo:min-width="14.75cm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1.25cm" svg:x="1cm" svg:y="1.75cm">
          <draw:text-box>
            <text:p text:style-name="P1"><text:span text:style-name="T1">Serverschrank (Metallwerkstatt) - Schema</text:span></text:p>
          </draw:text-box>
        </draw:frame>
        <draw:custom-shape draw:style-name="gr2" draw:text-style-name="P3" draw:layer="layout" svg:width="15.25cm" svg:height="21.75cm" svg:x="1.5cm" svg:y="5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cm" svg:height="2.75cm" svg:x="6.75cm" svg:y="4.25cm">
          <draw:text-box>
            <text:p>jökhhöuoj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1:47:08.598000000</meta:creation-date>
    <dc:date>2021-11-06T11:56:48.008000000</dc:date>
    <meta:editing-duration>PT9M39S</meta:editing-duration>
    <meta:editing-cycles>2</meta:editing-cycles>
    <meta:generator>LibreOffice/7.2.2.2$Windows_X86_64 LibreOffice_project/02b2acce88a210515b4a5bb2e46cbfb63fe97d56</meta:generator>
    <meta:document-statistic meta:object-count="3"/>
  </office:meta>
</office:document-meta>
</file>